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font-size="12pt" officeooo:paragraph-rsid="00a3ccf0" style:font-size-asian="12pt" style:font-size-complex="12pt"/>
    </style:style>
    <style:style style:name="P5" style:family="paragraph" style:parent-style-name="Text_20_body">
      <style:text-properties fo:font-size="12pt" officeooo:paragraph-rsid="00ad03db" style:font-size-asian="12pt" style:font-size-complex="12pt"/>
    </style:style>
    <style:style style:name="P6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ae1547"/>
    </style:style>
    <style:style style:name="P9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14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15" style:family="paragraph" style:parent-style-name="Heading_20_3">
      <style:text-properties fo:color="#000000" fo:font-size="12pt" style:font-size-asian="12pt" style:font-size-complex="12pt"/>
    </style:style>
    <style:style style:name="P16" style:family="paragraph" style:parent-style-name="Heading_20_3">
      <style:text-properties officeooo:paragraph-rsid="00b84f24"/>
    </style:style>
    <style:style style:name="P17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Heading_20_2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0" style:family="paragraph" style:parent-style-name="Heading_20_2">
      <style:text-properties officeooo:rsid="00a6902e" officeooo:paragraph-rsid="00a6902e"/>
    </style:style>
    <style:style style:name="P21" style:family="paragraph" style:parent-style-name="Text_20_body" style:list-style-name="L1">
      <style:text-properties style:font-name="Consolas1" fo:font-size="12pt" fo:language="en" fo:country="US" officeooo:rsid="0015adf5" officeooo:paragraph-rsid="00140858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Text_20_body" style:list-style-name="L3">
      <style:text-properties style:font-name="Consolas1" fo:language="en" fo:country="US" officeooo:rsid="001e1b6a" officeooo:paragraph-rsid="002c35f2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style:font-name="Consolas1" fo:language="en" fo:country="US" officeooo:rsid="00225423" officeooo:paragraph-rsid="002c35f2" style:language-asian="zxx" style:country-asian="none" style:language-complex="zxx" style:country-complex="none"/>
    </style:style>
    <style:style style:name="P25" style:family="paragraph" style:parent-style-name="Text_20_body" style:list-style-name="L2">
      <style:text-properties style:font-name="Consolas1" fo:language="en" fo:country="US" officeooo:rsid="002c35f2" officeooo:paragraph-rsid="002c35f2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style:font-name="Consolas1" fo:language="en" fo:country="US" officeooo:rsid="002eb172" officeooo:paragraph-rsid="002eb172" style:language-asian="zxx" style:country-asian="none" style:language-complex="zxx" style:country-complex="none"/>
    </style:style>
    <style:style style:name="P27" style:family="paragraph" style:parent-style-name="Text_20_body" style:list-style-name="L4">
      <style:text-properties style:font-name="Consolas1" fo:language="en" fo:country="US" officeooo:rsid="00301fe8" officeooo:paragraph-rsid="00301fe8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Consolas1" fo:language="en" fo:country="US" officeooo:rsid="0034d563" officeooo:paragraph-rsid="0034d563" style:language-asian="zxx" style:country-asian="none" style:language-complex="zxx" style:country-complex="none"/>
    </style:style>
    <style:style style:name="P29" style:family="paragraph" style:parent-style-name="Text_20_body" style:list-style-name="L4">
      <style:text-properties style:font-name="Consolas1" fo:language="en" fo:country="US" officeooo:rsid="003b4f95" officeooo:paragraph-rsid="003b4f95" style:language-asian="zxx" style:country-asian="none" style:language-complex="zxx" style:country-complex="none"/>
    </style:style>
    <style:style style:name="P30" style:family="paragraph" style:parent-style-name="Text_20_body" style:list-style-name="L4">
      <style:text-properties style:font-name="Consolas1" fo:language="en" fo:country="US" officeooo:rsid="003cb0a4" officeooo:paragraph-rsid="003cb0a4" style:language-asian="zxx" style:country-asian="none" style:language-complex="zxx" style:country-complex="none"/>
    </style:style>
    <style:style style:name="P31" style:family="paragraph" style:parent-style-name="Text_20_body" style:list-style-name="L2">
      <style:text-properties style:font-name="Consolas1" fo:language="en" fo:country="US" officeooo:rsid="003d1230" officeooo:paragraph-rsid="003d1230" style:language-asian="zxx" style:country-asian="none" style:language-complex="zxx" style:country-complex="none"/>
    </style:style>
    <style:style style:name="P32" style:family="paragraph" style:parent-style-name="Text_20_body" style:list-style-name="L5">
      <style:text-properties style:font-name="Consolas1" fo:language="en" fo:country="US" officeooo:rsid="003e1838" officeooo:paragraph-rsid="003e1838" style:language-asian="zxx" style:country-asian="none" style:language-complex="zxx" style:country-complex="none"/>
    </style:style>
    <style:style style:name="P33" style:family="paragraph" style:parent-style-name="Text_20_body" style:list-style-name="L5">
      <style:text-properties style:font-name="Consolas1" fo:language="en" fo:country="US" officeooo:rsid="003f1f1a" officeooo:paragraph-rsid="003f1f1a" style:language-asian="zxx" style:country-asian="none" style:language-complex="zxx" style:country-complex="none"/>
    </style:style>
    <style:style style:name="P34" style:family="paragraph" style:parent-style-name="Text_20_body" style:list-style-name="L3">
      <style:text-properties fo:color="#000000" style:font-name="Consolas1" fo:language="en" fo:country="US" fo:font-weight="normal" officeooo:rsid="0044a508" officeooo:paragraph-rsid="004799be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 style:list-style-name="L5">
      <style:text-properties fo:color="#000000" style:font-name="Consolas1" fo:language="en" fo:country="US" fo:font-weight="normal" officeooo:rsid="0043df9e" officeooo:paragraph-rsid="0043df9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 style:list-style-name="L5">
      <style:text-properties fo:color="#000000" style:font-name="Consolas1" fo:language="en" fo:country="US" fo:font-weight="normal" officeooo:rsid="00493bfd" officeooo:paragraph-rsid="00493bf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text-properties fo:font-weight="normal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0b9ea93" officeooo:paragraph-rsid="00b9ea93" style:font-weight-asian="normal" style:font-weight-complex="normal"/>
    </style:style>
    <style:style style:name="P39" style:family="paragraph" style:parent-style-name="Text_20_body" style:list-style-name="L8">
      <style:text-properties fo:font-weight="normal" officeooo:rsid="00b9ea93" officeooo:paragraph-rsid="00cb3217" style:font-weight-asian="normal" style:font-weight-complex="normal"/>
    </style:style>
    <style:style style:name="P40" style:family="paragraph" style:parent-style-name="Text_20_body" style:list-style-name="L6">
      <style:text-properties fo:font-weight="normal" officeooo:rsid="00bc9ea4" officeooo:paragraph-rsid="00bc9ea4" style:font-weight-asian="normal" style:font-weight-complex="normal"/>
    </style:style>
    <style:style style:name="P41" style:family="paragraph" style:parent-style-name="Text_20_body" style:list-style-name="L6">
      <style:text-properties fo:font-weight="normal" officeooo:rsid="00be1408" officeooo:paragraph-rsid="00be1408" style:font-weight-asian="normal" style:font-weight-complex="normal"/>
    </style:style>
    <style:style style:name="P42" style:family="paragraph" style:parent-style-name="Text_20_body" style:list-style-name="L8">
      <style:text-properties fo:font-weight="normal" officeooo:rsid="00cb9cfa" officeooo:paragraph-rsid="00cb9cfa" style:font-weight-asian="normal" style:font-weight-complex="normal"/>
    </style:style>
    <style:style style:name="P43" style:family="paragraph" style:parent-style-name="Text_20_body" style:list-style-name="L8">
      <style:text-properties fo:font-weight="normal" officeooo:rsid="00d04e5a" officeooo:paragraph-rsid="00d04e5a" style:font-weight-asian="normal" style:font-weight-complex="normal"/>
    </style:style>
    <style:style style:name="P44" style:family="paragraph" style:parent-style-name="Text_20_body" style:list-style-name="L8">
      <style:text-properties fo:font-weight="normal" officeooo:rsid="00d1ddd6" officeooo:paragraph-rsid="00d1ddd6" style:font-weight-asian="normal" style:font-weight-complex="normal"/>
    </style:style>
    <style:style style:name="P45" style:family="paragraph" style:parent-style-name="Text_20_body" style:list-style-name="L8">
      <style:text-properties officeooo:rsid="00c44b14" officeooo:paragraph-rsid="00c44b14"/>
    </style:style>
    <style:style style:name="T1" style:family="text">
      <style:text-properties officeooo:rsid="0057bebe"/>
    </style:style>
    <style:style style:name="T2" style:family="text">
      <style:text-properties style:font-name="Consolas1" officeooo:rsid="00140858"/>
    </style:style>
    <style:style style:name="T3" style:family="text">
      <style:text-properties style:font-name="Consolas1" officeooo:rsid="0015adf5"/>
    </style:style>
    <style:style style:name="T4" style:family="text">
      <style:text-properties style:font-name="Consolas1" officeooo:rsid="00168d0d"/>
    </style:style>
    <style:style style:name="T5" style:family="text">
      <style:text-properties style:font-name="Consolas1" officeooo:rsid="001d46cf"/>
    </style:style>
    <style:style style:name="T6" style:family="text">
      <style:text-properties style:font-name="Consolas1" officeooo:rsid="0020c6ce"/>
    </style:style>
    <style:style style:name="T7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8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0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1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2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3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b63c7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7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8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0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1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2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3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4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5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6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fo:font-size="12pt" style:font-size-asian="10.5pt" style:font-size-complex="12pt"/>
    </style:style>
    <style:style style:name="T41" style:family="text">
      <style:text-properties fo:font-size="12pt" officeooo:rsid="0020c6ce" style:font-size-asian="10.5pt" style:font-size-complex="12pt"/>
    </style:style>
    <style:style style:name="T42" style:family="text">
      <style:text-properties fo:font-size="12pt" officeooo:rsid="0020d6a8" style:font-size-asian="10.5pt" style:font-size-complex="12pt"/>
    </style:style>
    <style:style style:name="T43" style:family="text">
      <style:text-properties fo:font-size="12pt" officeooo:rsid="002343be" style:font-size-asian="10.5pt" style:font-size-complex="12pt"/>
    </style:style>
    <style:style style:name="T44" style:family="text">
      <style:text-properties fo:font-size="12pt" officeooo:rsid="0025275f" style:font-size-asian="10.5pt" style:font-size-complex="12pt"/>
    </style:style>
    <style:style style:name="T45" style:family="text">
      <style:text-properties fo:font-size="12pt" officeooo:rsid="002661ad" style:font-size-asian="10.5pt" style:font-size-complex="12pt"/>
    </style:style>
    <style:style style:name="T46" style:family="text">
      <style:text-properties fo:font-size="12pt" officeooo:rsid="001e1b6a" style:font-size-asian="10.5pt" style:font-size-complex="12pt"/>
    </style:style>
    <style:style style:name="T47" style:family="text">
      <style:text-properties fo:font-size="12pt" officeooo:rsid="00276b5b" style:font-size-asian="10.5pt" style:font-size-complex="12pt"/>
    </style:style>
    <style:style style:name="T48" style:family="text">
      <style:text-properties fo:font-size="12pt" officeooo:rsid="0029bd85" style:font-size-asian="10.5pt" style:font-size-complex="12pt"/>
    </style:style>
    <style:style style:name="T49" style:family="text">
      <style:text-properties fo:font-size="12pt" officeooo:rsid="00321e98" style:font-size-asian="10.5pt" style:font-size-complex="12pt"/>
    </style:style>
    <style:style style:name="T50" style:family="text">
      <style:text-properties fo:font-size="12pt" officeooo:rsid="00333d9f" style:font-size-asian="10.5pt" style:font-size-complex="12pt"/>
    </style:style>
    <style:style style:name="T51" style:family="text">
      <style:text-properties fo:font-size="12pt" officeooo:rsid="00364ba2" style:font-size-asian="10.5pt" style:font-size-complex="12pt"/>
    </style:style>
    <style:style style:name="T52" style:family="text">
      <style:text-properties fo:font-size="12pt" officeooo:rsid="0037641e" style:font-size-asian="10.5pt" style:font-size-complex="12pt"/>
    </style:style>
    <style:style style:name="T53" style:family="text">
      <style:text-properties fo:font-size="12pt" officeooo:rsid="003899ec" style:font-size-asian="10.5pt" style:font-size-complex="12pt"/>
    </style:style>
    <style:style style:name="T54" style:family="text">
      <style:text-properties fo:font-size="12pt" officeooo:rsid="003bc211" style:font-size-asian="10.5pt" style:font-size-complex="12pt"/>
    </style:style>
    <style:style style:name="T55" style:family="text">
      <style:text-properties fo:font-size="12pt" officeooo:rsid="00468b4d" style:font-size-asian="10.5pt" style:font-size-complex="12pt"/>
    </style:style>
    <style:style style:name="T56" style:family="text">
      <style:text-properties fo:font-size="12pt" officeooo:rsid="0047694a" style:font-size-asian="10.5pt" style:font-size-complex="12pt"/>
    </style:style>
    <style:style style:name="T57" style:family="text">
      <style:text-properties fo:font-size="12pt" officeooo:rsid="004799be" style:font-size-asian="10.5pt" style:font-size-complex="12pt"/>
    </style:style>
    <style:style style:name="T58" style:family="text">
      <style:text-properties fo:font-size="12pt" officeooo:rsid="004f2d66" style:font-size-asian="10.5pt" style:font-size-complex="12pt"/>
    </style:style>
    <style:style style:name="T59" style:family="text">
      <style:text-properties fo:font-size="12pt" fo:font-weight="bold" style:font-size-asian="10.5pt" style:font-weight-asian="bold" style:font-size-complex="12pt" style:font-weight-complex="bold"/>
    </style:style>
    <style:style style:name="T60" style:family="text">
      <style:text-properties fo:font-size="12pt" fo:font-weight="bold" officeooo:rsid="0020d6a8" style:font-size-asian="10.5pt" style:font-weight-asian="bold" style:font-size-complex="12pt" style:font-weight-complex="bold"/>
    </style:style>
    <style:style style:name="T61" style:family="text">
      <style:text-properties fo:font-size="12pt" fo:font-weight="bold" officeooo:rsid="00276b5b" style:font-size-asian="10.5pt" style:font-weight-asian="bold" style:font-size-complex="12pt" style:font-weight-complex="bold"/>
    </style:style>
    <style:style style:name="T62" style:family="text">
      <style:text-properties fo:font-size="12pt" fo:font-weight="bold" officeooo:rsid="003bc211" style:font-size-asian="10.5pt" style:font-weight-asian="bold" style:font-size-complex="12pt" style:font-weight-complex="bold"/>
    </style:style>
    <style:style style:name="T63" style:family="text">
      <style:text-properties fo:color="#ff3333" fo:font-size="12pt" fo:font-weight="bold" style:font-size-asian="10.5pt" style:font-weight-asian="bold" style:font-size-complex="12pt" style:font-weight-complex="bold"/>
    </style:style>
    <style:style style:name="T64" style:family="text">
      <style:text-properties fo:color="#ff3333" fo:font-size="12pt" fo:font-weight="bold" officeooo:rsid="0025275f" style:font-size-asian="10.5pt" style:font-weight-asian="bold" style:font-size-complex="12pt" style:font-weight-complex="bold"/>
    </style:style>
    <style:style style:name="T65" style:family="text">
      <style:text-properties fo:color="#ff3333" fo:font-size="12pt" fo:font-weight="bold" officeooo:rsid="002661ad" style:font-size-asian="10.5pt" style:font-weight-asian="bold" style:font-size-complex="12pt" style:font-weight-complex="bold"/>
    </style:style>
    <style:style style:name="T66" style:family="text">
      <style:text-properties fo:color="#ff3333" fo:font-size="12pt" fo:font-weight="bold" officeooo:rsid="0029bd85" style:font-size-asian="10.5pt" style:font-weight-asian="bold" style:font-size-complex="12pt" style:font-weight-complex="bold"/>
    </style:style>
    <style:style style:name="T67" style:family="text">
      <style:text-properties fo:color="#ff3333" fo:font-size="12pt" fo:font-weight="bold" officeooo:rsid="0037641e" style:font-size-asian="10.5pt" style:font-weight-asian="bold" style:font-size-complex="12pt" style:font-weight-complex="bold"/>
    </style:style>
    <style:style style:name="T68" style:family="text">
      <style:text-properties fo:color="#ff3333" fo:font-size="12pt" fo:font-weight="bold" officeooo:rsid="003899ec" style:font-size-asian="10.5pt" style:font-weight-asian="bold" style:font-size-complex="12pt" style:font-weight-complex="bold"/>
    </style:style>
    <style:style style:name="T69" style:family="text">
      <style:text-properties fo:color="#ff3333" fo:font-weight="bold" officeooo:rsid="0040e615" style:font-weight-asian="bold" style:font-weight-complex="bold"/>
    </style:style>
    <style:style style:name="T70" style:family="text">
      <style:text-properties fo:color="#ff3333" fo:font-weight="bold" officeooo:rsid="00483e6b" style:font-weight-asian="bold" style:font-weight-complex="bold"/>
    </style:style>
    <style:style style:name="T71" style:family="text">
      <style:text-properties fo:color="#ff3333" fo:font-weight="bold" officeooo:rsid="004b2c1f" style:font-weight-asian="bold" style:font-weight-complex="bold"/>
    </style:style>
    <style:style style:name="T72" style:family="text">
      <style:text-properties officeooo:rsid="0040e615"/>
    </style:style>
    <style:style style:name="T73" style:family="text">
      <style:text-properties officeooo:rsid="004b2c1f"/>
    </style:style>
    <style:style style:name="T74" style:family="text">
      <style:text-properties fo:color="#000000"/>
    </style:style>
    <style:style style:name="T75" style:family="text">
      <style:text-properties fo:color="#000000"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6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7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78" style:family="text">
      <style:text-properties fo:color="#000000" style:font-name="Consolas1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9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0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1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2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3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4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5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6" style:family="text">
      <style:text-properties fo:color="#000000" style:font-name="Consolas1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7" style:family="text">
      <style:text-properties fo:color="#000000" style:font-name="Consolas1" fo:font-size="12pt" fo:language="en" fo:country="US" officeooo:rsid="00b9ea9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8" style:family="text">
      <style:text-properties fo:color="#000000" style:font-name="Consolas1" fo:font-size="12pt" fo:language="en" fo:country="US" officeooo:rsid="00bb220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89" style:family="text">
      <style:text-properties fo:color="#000000" style:font-name="Consolas1" fo:font-size="12pt" fo:language="en" fo:country="US" officeooo:rsid="00be140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0" style:family="text">
      <style:text-properties fo:color="#000000" style:font-name="Consolas1" fo:font-size="12pt" fo:language="en" fo:country="US" officeooo:rsid="00c2ad1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1" style:family="text">
      <style:text-properties fo:color="#000000" style:font-name="Consolas1" fo:font-size="12pt" fo:language="en" fo:country="US" officeooo:rsid="00ccbe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2" style:family="text">
      <style:text-properties fo:color="#000000" style:font-name="Consolas1" fo:font-size="12pt" fo:language="en" fo:country="US" officeooo:rsid="00ce475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3" style:family="text">
      <style:text-properties fo:color="#000000" style:font-name="Consolas1" fo:font-size="12pt" fo:language="en" fo:country="US" officeooo:rsid="00ce8fd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94" style:family="text">
      <style:text-properties style:font-name="Consolas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417_1502045627" text:style-name="Index_20_Link" text:visited-style-name="Index_20_Link"><text:span text:style-name="T94">Requirements analysis<text:tab/>1</text:span></text:a></text:p>
          <text:p text:style-name="P10"><text:a xlink:type="simple" xlink:href="#__RefHeading__543_1502045627" text:style-name="Index_20_Link" text:visited-style-name="Index_20_Link"><text:span text:style-name="T94">The three parties<text:tab/>1</text:span></text:a></text:p>
          <text:p text:style-name="P10"><text:a xlink:type="simple" xlink:href="#__RefHeading__545_1502045627" text:style-name="Index_20_Link" text:visited-style-name="Index_20_Link"><text:span text:style-name="T94">The activities of the three parties<text:tab/>1</text:span></text:a></text:p>
          <text:p text:style-name="P11"><text:a xlink:type="simple" xlink:href="#__RefHeading__419_1502045627" text:style-name="Index_20_Link" text:visited-style-name="Index_20_Link"><text:span text:style-name="T94">Specifications of the Simulator<text:tab/>2</text:span></text:a></text:p>
          <text:p text:style-name="P10"><text:a xlink:type="simple" xlink:href="#__RefHeading__577_1024046446" text:style-name="Index_20_Link" text:visited-style-name="Index_20_Link"><text:span text:style-name="T94">Back ends and front ends<text:tab/>2</text:span></text:a></text:p>
          <text:p text:style-name="P12"><text:a xlink:type="simple" xlink:href="#__RefHeading__421_1502045627" text:style-name="Index_20_Link" text:visited-style-name="Index_20_Link"><text:span text:style-name="T94"><text:s/>MS_PlannerUI<text:tab/>2</text:span></text:a></text:p>
          <text:p text:style-name="P12"><text:a xlink:type="simple" xlink:href="#__RefHeading__579_1024046446" text:style-name="Index_20_Link" text:visited-style-name="Index_20_Link"><text:span text:style-name="T94"><text:s/>MS_GrowthVentureUI<text:tab/>2</text:span></text:a></text:p>
          <text:p text:style-name="P12"><text:a xlink:type="simple" xlink:href="#__RefHeading__581_1024046446" text:style-name="Index_20_Link" text:visited-style-name="Index_20_Link"><text:span text:style-name="T94"><text:s/>MS_DriverUI<text:tab/>3</text:span></text:a></text:p>
          <text:p text:style-name="P12"><text:a xlink:type="simple" xlink:href="#__RefHeading__583_1024046446" text:style-name="Index_20_Link" text:visited-style-name="Index_20_Link"><text:span text:style-name="T94"><text:s/>MS_GeneralWebAPIClient<text:tab/>3</text:span></text:a></text:p>
          <text:p text:style-name="P12"><text:a xlink:type="simple" xlink:href="#__RefHeading__585_1024046446" text:style-name="Index_20_Link" text:visited-style-name="Index_20_Link"><text:span text:style-name="T94"><text:s/>MS_GenralWebAPIServer<text:tab/>3</text:span></text:a></text:p>
        </text:index-body>
      </text:table-of-content>
      <text:h text:style-name="P13" text:outline-level="1"><text:bookmark-start text:name="__RefHeading__417_1502045627"/>Requirements analysis<text:bookmark-end text:name="__RefHeading__417_1502045627"/></text:h>
      <text:h text:style-name="P17" text:outline-level="2"><text:bookmark-start text:name="__RefHeading__543_1502045627"/>The three parties<text:bookmark-end text:name="__RefHeading__543_1502045627"/></text:h>
      <text:p text:style-name="P2"><text:span text:style-name="T2"><text:s text:c="2"/></text:span><text:span text:style-name="T3">The Messaging System simulator(refe</text:span><text:span text:style-name="T6">r</text:span><text:span text:style-name="T3">red as the Simulator hereafter) is used to simulate the three parties </text:span><text:span text:style-name="T4">and their activities </text:span><text:span text:style-name="T3">in the Messaging System: </text:span></text:p>
      <text:list xml:id="list1321259583636687922" text:style-name="L1">
        <text:list-item>
          <text:p text:style-name="P21">Transport Module</text:p>
        </text:list-item>
        <text:list-item>
          <text:p text:style-name="P21">Union Services Driver</text:p>
        </text:list-item>
        <text:list-item>
          <text:p text:style-name="P21">Growth Venture</text:p>
        </text:list-item>
      </text:list>
      <text:h text:style-name="P18" text:outline-level="2"><text:bookmark-start text:name="__RefHeading__545_1502045627"/>The activities of the three parties<text:bookmark-end text:name="__RefHeading__545_1502045627"/></text:h>
      <text:p text:style-name="P2"><text:span text:style-name="T3"><text:s text:c="2"/></text:span><text:span text:style-name="T5">And the activities are:</text:span></text:p>
      <text:list xml:id="list8169967696336317098" text:style-name="L2">
        <text:list-item>
          <text:p text:style-name="P22">Transport Module</text:p>
        </text:list-item>
      </text:list>
      <text:list xml:id="list5196160755807889354" text:style-name="L3">
        <text:list-item>
          <text:list>
            <text:list-item>
              <text:p text:style-name="P23"><text:span text:style-name="T40">Create trip plans </text:span><text:span text:style-name="T58">on the scheduler control</text:span><text:span text:style-name="T40">.</text:span></text:p>
            </text:list-item>
            <text:list-item>
              <text:p text:style-name="P23"><text:span text:style-name="T40">Send messages to Growth Venture indicating 1 or some trips are ready to be carried out. →</text:span><text:span text:style-name="T44"> </text:span><text:span text:style-name="T64">Msg1</text:span></text:p>
            </text:list-item>
            <text:list-item>
              <text:p text:style-name="P34"><text:span text:style-name="T48">R</text:span><text:span text:style-name="T44">eceive “job request” </text:span><text:span text:style-name="T57">messages from Growth Venture</text:span></text:p>
            </text:list-item>
            <text:list-item>
              <text:p text:style-name="P23"><text:span text:style-name="T40">Send "proceed" message to Growth Venture when Growth Venture forwarded </text:span><text:span text:style-name="T41">a </text:span><text:span text:style-name="T60">valid</text:span><text:span text:style-name="T42"> </text:span><text:span text:style-name="T56">job</text:span><text:span text:style-name="T42"> request from Union Service Driver. →</text:span><text:span text:style-name="T45"> </text:span><text:span text:style-name="T65">Msg2</text:span></text:p>
            </text:list-item>
            <text:list-item>
              <text:p text:style-name="P24"><text:span text:style-name="T42">S</text:span><text:span text:style-name="T40">end “</text:span><text:span text:style-name="T43">retry</text:span><text:span text:style-name="T40">” </text:span><text:span text:style-name="T43">message to Growth Venture when </text:span><text:span text:style-name="T46">Growth Venture forwarded </text:span><text:span text:style-name="T41">a</text:span><text:span text:style-name="T47">n</text:span><text:span text:style-name="T41"> </text:span><text:span text:style-name="T61">in</text:span><text:span text:style-name="T60">valid</text:span><text:span text:style-name="T42"> </text:span><text:span text:style-name="T55">job</text:span><text:span text:style-name="T42"> request from Union Service Driver. →</text:span><text:span text:style-name="T45"> </text:span><text:span text:style-name="T65">Msg</text:span><text:span text:style-name="T66">3</text:span></text:p>
            </text:list-item>
          </text:list>
        </text:list-item>
      </text:list>
      <text:list xml:id="list155454219171374" text:continue-list="list8169967696336317098" text:style-name="L2">
        <text:list-item>
          <text:p text:style-name="P25"><text:span text:style-name="T48">U</text:span><text:span text:style-name="T40">nion Service Driver</text:span></text:p>
        </text:list-item>
      </text:list>
      <text:list xml:id="list2009725017023747664" text:style-name="L4">
        <text:list-item>
          <text:list>
            <text:list-item>
              <text:p text:style-name="P26"><text:span text:style-name="T40">Receive messages(work instructions) from Growth Venture, and those instructions are based on </text:span><text:span text:style-name="T63">Msg1</text:span><text:span text:style-name="T40">. </text:span></text:p>
            </text:list-item>
            <text:list-item>
              <text:p text:style-name="P27"><text:span text:style-name="T40">Send “acknowledged” message </text:span><text:span text:style-name="T49">to Growth Venture when he / she </text:span><text:soft-page-break/><text:span text:style-name="T49">received </text:span><text:span text:style-name="T50">Msg4. →</text:span><text:span text:style-name="T52"> </text:span><text:span text:style-name="T67">Msg5</text:span></text:p>
            </text:list-item>
            <text:list-item>
              <text:p text:style-name="P28"><text:span text:style-name="T50">S</text:span><text:span text:style-name="T40">end “</text:span><text:span text:style-name="T57">job</text:span><text:span text:style-name="T40"> request” message to Growth Venture when he / she confirms a job and before he / she proceed</text:span><text:span text:style-name="T51">s</text:span><text:span text:style-name="T40"> to do the job. <text:s/>→</text:span><text:span text:style-name="T53"> </text:span><text:span text:style-name="T68">Msg6</text:span></text:p>
            </text:list-item>
            <text:list-item>
              <text:p text:style-name="P29"><text:span text:style-name="T40">Receive </text:span><text:span text:style-name="T62">Msg2</text:span><text:span text:style-name="T54"> or </text:span><text:span text:style-name="T62">Msg3</text:span><text:span text:style-name="T54">.</text:span></text:p>
            </text:list-item>
            <text:list-item>
              <text:p text:style-name="P30"><text:span text:style-name="T54">O</text:span><text:span text:style-name="T40">ptional, resend </text:span><text:span text:style-name="T59">Msg6</text:span><text:span text:style-name="T40">.</text:span></text:p>
            </text:list-item>
          </text:list>
        </text:list-item>
      </text:list>
      <text:list xml:id="list155454219158902" text:continue-list="list155454219171374" text:style-name="L2">
        <text:list-item>
          <text:p text:style-name="P31">Growth Venture</text:p>
        </text:list-item>
      </text:list>
      <text:list xml:id="list7646954126296773216" text:style-name="L5">
        <text:list-item>
          <text:list>
            <text:list-item>
              <text:p text:style-name="P32">Receive Msg1, and stores it</text:p>
            </text:list-item>
            <text:list-item>
              <text:p text:style-name="P33">Send message <text:span text:style-name="T72">to Union Services driver saying there are jobs available. → </text:span><text:span text:style-name="T69">Msg7</text:span></text:p>
            </text:list-item>
            <text:list-item>
              <text:p text:style-name="P35"><text:span text:style-name="T72">R</text:span>eceive Msg6, format it and forward it to Transport Module. → <text:span text:style-name="T70">Msg8</text:span></text:p>
            </text:list-item>
            <text:list-item>
              <text:p text:style-name="P36">Forward Msg2 <text:span text:style-name="T73">or Msg3 </text:span>to Union Services driver →<text:span text:style-name="T73"> </text:span><text:span text:style-name="T71">Msg9</text:span></text:p>
            </text:list-item>
          </text:list>
        </text:list-item>
      </text:list>
      <text:p text:style-name="P6"><text:s text:c="2"/>These 3 parties will be implemented as individual applications, and distributed on different computers on the Internet. And they communicate via the HTTP protocol.</text:p>
      <text:h text:style-name="P14" text:outline-level="1"><text:bookmark-start text:name="__RefHeading__419_1502045627"/>Specifications of the Simulator<text:bookmark-end text:name="__RefHeading__419_1502045627"/></text:h>
      <text:h text:style-name="P20" text:outline-level="2"><text:bookmark-start text:name="__RefHeading__577_1024046446"/><text:span text:style-name="T27">B</text:span><text:span text:style-name="T26">ack ends and front ends</text:span><text:bookmark-end text:name="__RefHeading__577_1024046446"/></text:h>
      <text:p text:style-name="P8"><text:span text:style-name="T30"><text:s text:c="2"/></text:span><text:span text:style-name="T29">Create a </text:span><text:span text:style-name="T31">general</text:span><text:span text:style-name="T29"> ASP.NET Web Server for all three parties, it'll listen to and process all the messages sending throughout the Messaging System, as the back end.</text:span></text:p>
      <text:p text:style-name="P3"><text:span text:style-name="T11"><text:s text:c="2"/></text:span><text:span text:style-name="T20">Create </text:span><text:span text:style-name="T21">a </text:span><text:span text:style-name="T18">general Web API Client </text:span><text:span text:style-name="T19">package</text:span><text:span text:style-name="T18"> for all three parties to send messages.</text:span></text:p>
      <text:p text:style-name="P5"><text:span text:style-name="T9"><text:s text:c="2"/></text:span><text:span text:style-name="T22">Create a</text:span><text:span text:style-name="T9"> .NET WinForm solution for </text:span><text:span text:style-name="T10">all visible User Interfaces </text:span><text:span text:style-name="T23">for each party</text:span><text:span text:style-name="T24">,</text:span><text:span text:style-name="T23"> as the front ends.</text:span></text:p>
      <text:p text:style-name="P4"><text:span text:style-name="T12"><text:s text:c="2"/></text:span><text:span text:style-name="T13">The .NET WinForm solution </text:span><text:span text:style-name="T14">will have 3 projects: MS_Planner, MS_Driver and MS_GrowthVenture. </text:span><text:span text:style-name="T15">The 3 projects will be compiled into 3 applications, and these 3 applications can be distributed into different computers. </text:span><text:span text:style-name="T25">The front end is for each party to send or receive messages.</text:span></text:p>
      <text:h text:style-name="P15" text:outline-level="3"><text:bookmark-start text:name="__RefHeading__421_1502045627"/><text:span text:style-name="T15"><text:s text:c="2"/></text:span><text:span text:style-name="T7">MS_Planner</text:span><text:span text:style-name="T8">UI</text:span><text:bookmark-end text:name="__RefHeading__421_1502045627"/></text:h>
      <text:p text:style-name="P3"><text:span text:style-name="T16"><text:s text:c="2"/></text:span><text:span text:style-name="T17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28"><text:s text:c="2"/></text:span><text:span text:style-name="T76">MS_GrowthVenture</text:span><text:span text:style-name="T77">UI</text:span><text:bookmark-end text:name="__RefHeading__579_1024046446"/></text:h>
      <text:p text:style-name="P7"><text:span text:style-name="T32"><text:s text:c="2"/></text:span><text:span text:style-name="T33">The MS_GrowthVenture application monitors the </text:span><text:span text:style-name="T34">messages flow. It has a Message Monitoring Form which displays </text:span><text:span text:style-name="T35">all unprocessed messages. The user can select one of the messages and click send</text:span><text:span text:style-name="T36">(Msg7)</text:span><text:span text:style-name="T35">.</text:span></text:p>
      <text:h text:style-name="Heading_20_3" text:outline-level="3"><text:bookmark-start text:name="__RefHeading__581_1024046446"/><text:soft-page-break/><text:span text:style-name="T35"><text:s text:c="2"/></text:span><text:span text:style-name="T76">MS_Driver</text:span><text:span text:style-name="T77">UI</text:span><text:bookmark-end text:name="__RefHeading__581_1024046446"/></text:h>
      <text:p text:style-name="Text_20_body"><text:span text:style-name="T37"><text:s text:c="2"/></text:span><text:span text:style-name="T38">The MS_Driver application provides the driver with a MDT form, such MDT form works exactly likes the physical MDT device.</text:span></text:p>
      <text:h text:style-name="P16" text:outline-level="3"><text:bookmark-start text:name="__RefHeading__583_1024046446"/><text:span text:style-name="T38"><text:s/></text:span><text:span text:style-name="T76"><text:s/>MS_GeneralWebAPIClient</text:span><text:bookmark-end text:name="__RefHeading__583_1024046446"/></text:h>
      <text:p text:style-name="P7"><text:span text:style-name="T79"><text:s text:c="2"/></text:span><text:span text:style-name="T80">The </text:span><text:span text:style-name="T81">MS_GeneralClientWebAPI application wraps a .NET HttpClient class, and it will be used to send </text:span><text:span text:style-name="T82">all kinds of messages for all parties. </text:span></text:p>
      <text:h text:style-name="P16" text:outline-level="3"><text:bookmark-start text:name="__RefHeading__585_1024046446"/><text:span text:style-name="T39"><text:s text:c="2"/></text:span><text:span text:style-name="T76">MS_GenralWebAPIServer</text:span><text:bookmark-end text:name="__RefHeading__585_1024046446"/></text:h>
      <text:p text:style-name="P7"><text:span text:style-name="T79"><text:s text:c="2"/></text:span><text:span text:style-name="T83">The MS_GeneralServerWebAPI </text:span><text:span text:style-name="T84">application will be deployed to IIS(the Internet Information Service) as the back-end of the Simulator. It will keep listening to all message flows and dispatch the messages to correct f</text:span><text:span text:style-name="T85">r</text:span><text:span text:style-name="T84">ont-end.</text:span></text:p>
      <text:h text:style-name="Heading_20_2" text:outline-level="2"><text:span text:style-name="T84">O</text:span><text:span text:style-name="T78">bject-oriented Design of the applications(Draft)</text:span></text:h>
      <text:p text:style-name="Text_20_body"><text:span text:style-name="T78"><text:s text:c="2"/></text:span><text:span text:style-name="T90">The basic ideas of OOD are:</text:span></text:p>
      <text:list xml:id="list4888610748134563019" text:style-name="L8">
        <text:list-item>
          <text:p text:style-name="P45"><text:span text:style-name="T90">M</text:span><text:span text:style-name="T78">ake use of the existing packages in the Transport Module</text:span></text:p>
        </text:list-item>
        <text:list-item>
          <text:p text:style-name="P39"><text:span text:style-name="T78">Identify and classify all messages in the Messaging System into </text:span><text:span text:style-name="T75">Message Types</text:span></text:p>
        </text:list-item>
        <text:list-item>
          <text:p text:style-name="P42"><text:span text:style-name="T78">Create a class for each of the Message Type, </text:span><text:span text:style-name="T91">for details of each message type, </text:span><text:span text:style-name="T92">please refer to another document: </text:span><text:span text:style-name="T93">Messaging_Systems_object_Fields.ods.</text:span></text:p>
        </text:list-item>
        <text:list-item>
          <text:p text:style-name="P43"><text:span text:style-name="T93">W</text:span><text:span text:style-name="T78">hen there are new message type entered the ring, just add another class to represent it, all the existing messages will not be affected.</text:span></text:p>
        </text:list-item>
        <text:list-item>
          <text:p text:style-name="P44"><text:span text:style-name="T78">When an existing message is going to be changed(e.g. adding fields), only the corresponding class is due to be changed. All the rest messages are not affected.</text:span></text:p>
        </text:list-item>
      </text:list>
      <text:h text:style-name="P19" text:outline-level="2"><text:span text:style-name="T74">Database tables design</text:span></text:h>
      <text:p text:style-name="P7"><text:span text:style-name="T86"><text:s text:c="2"/></text:span><text:span text:style-name="T87">The basic ideas of database tables design are:</text:span></text:p>
      <text:list xml:id="list4580879346920284000" text:style-name="L6">
        <text:list-item>
          <text:p text:style-name="P38"><text:span text:style-name="T78">Identify and classify all messages in the Messaging System into </text:span><text:span text:style-name="T75">Message Types</text:span></text:p>
        </text:list-item>
        <text:list-item>
          <text:p text:style-name="P38"><text:span text:style-name="T78">Create </text:span><text:span text:style-name="T88">a database table for each Message Type</text:span></text:p>
        </text:list-item>
        <text:list-item>
          <text:p text:style-name="P40"><text:span text:style-name="T88">S</text:span><text:span text:style-name="T78">o that when one of the message in the Messaging System is subject to be changed(possible), </text:span><text:span text:style-name="T89">we only modify that single table, the rest tables, messages will not be affected.</text:span></text:p>
          <text:p text:style-name="P41"><text:span text:style-name="T78"/></text:p>
        </text:list-item>
      </text:list>
      <text:p text:style-name="P7"><text:span text:style-name="T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nsolas1" svg:font-family="Consolas" style:font-family-generic="modern" style:font-pitch="fixed"/>
    <style:font-face style:name="Consolas2" svg:font-family="Consolas" style:font-family-generic="swiss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3H51M16S</meta:editing-duration>
    <meta:editing-cycles>195</meta:editing-cycles>
    <meta:generator>LibreOffice/4.2.8.2$Windows_x86 LibreOffice_project/48d50dbfc06349262c9d50868e5c1f630a573ebd</meta:generator>
    <dc:date>2015-01-13T15:54:54.158000000</dc:date>
    <meta:document-statistic meta:table-count="0" meta:image-count="0" meta:object-count="0" meta:page-count="3" meta:paragraph-count="68" meta:word-count="731" meta:character-count="4514" meta:non-whitespace-character-count="3832"/>
    <meta:user-defined meta:name="Info 1"/>
    <meta:user-defined meta:name="Info 2"/>
    <meta:user-defined meta:name="Info 3"/>
    <meta:user-defined meta:name="Info 4"/>
  </office:meta>
</office:document-meta>
</file>